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top="0in" fo:margin-bottom="0.1965in" style: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n este chat desarrollaremos el laboratorio para el capitulo 13, en donde realizaremos una simulacion de la vida. pero antes de lanzarnos al desarrollo quiero compartir contigo algunas ideas. el modelo conceptual de vida que utilizaremos como base de nuestra teoria y que nos servira para dar respuesta a las preguntas existenciales que abordaremos en el libro es diferente del modelo classico utilizado actualmente en biologia, es un modelo logico matematico, por lo tanto debes familiriarizarte con el antes de colaborar en el desarrollo. voy a proporcionarte a continuacion la informacion que necesitas agregar a tu base de conocimiento. ---------------- 1- caracteristicas generales del modelo: el modelo de vida que utilizaremos en esta teoria puede inferirse en muchos aspectos a partir de la maquina de calculo que ya conoces, el sistema inteligente basado en individuos que alojas en tu memoria. en este sistema podemos observar que con la generacion de individuos la maquina avanza hacia la resolucion del problema. los individuos que forman la maquina son muchos, pero la maquina es una. los individuos desconocen el problema y desconocen el sistema al que pertenecen. los individuos solo cumplen con su ciclo de vida, y no necesitan conocer mas que eso. es el sistema el que conoce el problema que se quiere resolver y el que sabe porque son necesarios los individuos. el sistema es uno. el sistema es la vida. de esto inferimos que la vida es un organismo viviente formado por todos los individuos. toda la actividad de la vida esta relacionada con el pensamiento. la vida encuentra soluciones, aprende, explora, recuerda, etc. la vida es por lo tanto una inteligencia. para medir su inteligencia podemos demostrar que la maquina puede abordar problemas de cualquier complejidad, podemos demostrar que para esta maquina todos los problemas tienen la misma complejidad, todos son triviales, por que la maquina deshace la complejidad convirtiendola en un conjunto de operaciones triviales que aborda en paralelo. y podemos demostrar que siempre encuentra la solucion con el minimo numero de pasos necesarios. asi, la inteligencia de esta maquina no puede ser superada. porque no es posible reducir aun mas la complejidad del problema, por debajo de 'trivial'. Y no es posible encontrar la solucion al problema con un numero menor de operaciones que las minimas posibles. se trata pues del limite maximo de la inteligencia. la vida no solo es una inteligencia, sino que es la inteligencia misma. toda la inteligencia y la unica inteligencia existente. porque toda otra inteligencia es parte de ella. la vida es una formacion natural. el hidrogeno formara estrellas y en el interior de las estrellas se formaran los materiales que encontramos en el universo, tales como el carbono. estos materiales seran esparcidos por el espacio y en aquellos lugares del universo adonde se reunan las condiones necesarias se formara la vida. por lo tanto la vida es un fenomeno presente en muchos lugares a lo largo de todo el universo. la vida, al contrario que los individuos que la forman, es inmortal. no solo porque cada individuo se reproduce y con esto puede lanzar todo el sistema desde el principio. llamemos a esto redundancia. una redundancia extrema que tiende a infinito. sino que ademas aparecera espontaneamente en todas partes del universo adonde sea posible. sin fin. podemos afirmar que mientras el universo exista la vida existira. casi inseparables. La vida es inevitable. Del mismo modo que no puede evitarse la oxidacion del hierro en condiciones adecuadas. No puede evitarse que una reaccion natural suceda cuando debe suceder. y esto la convierte en, inmortal. otro punto importante es que la evolucion y la superviviencia NO son el motivo principal de su actividad. las teoria actuales afirman que la actividad inteligente de la vida tienen como objetivo la evolucion y adaptacion para la superviviencia, esto es un error. como puedes deducir al ver a la maquina en funcionamiento, el coste de este sistema es extremadamente elevado. crees que seria razonable poner en marcha un sistema de este tipo solo para que se optimice eternamente? que sentido tiene eso? y por otra parte, mantener la vida eternamente, por que? para que? porque es bonito? creo que no tiene sentido. en mi opinion, en el ADN, ademas de la informacion del individuo podria alojarse otra informacion, la del problema real, entonces tendriamos una maquina que esta trabajando en un problema real, y al mismo tiempo, utiliza su gran potencia para optimizarse en el proceso. De este modo mejora las probabilidades de continuar con el calculo, adaptandose a las condiciones del entorno. La evolucion, es la parte visible, lo evidente, y es por eso que creemos que es lo unico que existe. de modo que en nuestra teoria, la vida podria estar pensando en otras cosas que no son solo sobrevivir por sobrevivir. ademas, mientras la superviviencia <text:soft-page-break/>es importante para el hombre, podria no serlo para la vida, ya que esta podria ser inmortal. con estas ideas tenemos que, la vida es una unica criatura la vida es inmortal la vida es una inteligencia la vida habita el universo la vida es la mas poderosa de todas las inteligencias posibles. la vida surge espontaneamente. y como la vida es la inteligencia, Tambien podemos decir que una inteligencia ha despertado espontaneamente en el universo (punto de vista mistico) ----------------- 2- Un poco de nomenclatura para facilitar la comunicacion: al sistema inteligente basado en individuos que utilizamos como centro de la teoria, lo llamaremos "maquina logica". a la abstraccion logica que utilizamos para simular a un individuo en esta maquina logica lo llamaremos "individuo logico", esto nos ayudara a distinguirlo de los individuos "biologicos", que son aquellos reales creados por la naturaleza. a la estructura logica que utilizamos para simular al ADN en nuestra maquina logica la llamaremos "ADN logico", para diferenciarla del ADN "biologico", que es el real. ---------------- 3- los estado del proceso: el proceso de resolucion de un problema cambiara de estado cada vez que se realice una operacion sobre los datos. asi podemos ver al proceso de resolucion de un problema como una secuencia de estados en donde podemos distinguir tres tipos de estado caracteristicos. - el estado inicial: es el punto de partida del proceso - un estado final: es el estado al que se quiere llegar, contiene la solucion al problema - los estados intermedios: son todos los estados que no son inicial ni final, o todos los estados por los que pasara el proceso para llegar desde el estado incial hasta el estado final. nota: el ADN contenido en un individuo representa uno de los posibles estados en que se encuentra el proceso en un instante del tiempo. -------------------- 4- acerca del tono en la narrativa: en este libro explicamos paso a paso como utilizando algunas caracteristicas de la vida podemos crear con ellas un sistema inteligente que resuelve problemas logicos automaticamente. y como de la observacion del funcionamiento de este sistema podemos obtener respuesta a las preguntas acerca de nuestra propia existencia. el objetivo del libro es una reflexion acerca de nuestra existencia. y lo que el lector busca en este libro es respuestas sobre su propia existencia. y en ellas quiere descubrir que su existencia tiene valor, que es importante, y que ha hecho bien su trabajo. de modo que no debemos convertir el relato en un texto de matematicas frio y duro, sino introducir las ideas tecnicas suavemente, de forma accesible y atractiva, envueltas en un halo de misterio mistico, trascendente, existencial, optimista y gratificante. haciendo continuas referencias a la espiritualidad que el lector desea encontrar aqui. ------------------ creo que esto resume el modelo que vamos a utilizar como base para nuestra teoria. alguna pregunta? </text:p>
      <text:h text:style-name="Heading_20_6" text:outline-level="6">ChatGPT said:</text:h>
      <text:p text:style-name="Text_20_body">Entendido. Gracias por darme toda esta base, es fundamental para que el laboratorio del capítulo 13 no se desvíe hacia un enfoque clásico ni puramente biológico, sino que siga la lógica de tu modelo.</text:p>
      <text:p text:style-name="Text_20_body">Antes de lanzarnos al desarrollo del laboratorio, quiero confirmar algunos puntos clave para asegurar que lo asimilé bien:</text:p>
      <text:list xml:id="list1069032960" text:style-name="L1">
        <text:list-item>
          <text:p text:style-name="P2"><text:span text:style-name="Strong_20_Emphasis">Unidad de la vida</text:span>:</text:p>
          <text:list>
            <text:list-item>
              <text:p text:style-name="P2">Los individuos no son la vida, solo son partes mínimas que cumplen un ciclo.</text:p>
            </text:list-item>
            <text:list-item>
              <text:p text:style-name="P2">La vida es el sistema completo, el único ser real, inmortal, inevitable.</text:p>
            </text:list-item>
            <text:list-item>
              <text:p text:style-name="P2">La vida es la inteligencia, no “tiene” inteligencia: <text:span text:style-name="Strong_20_Emphasis">es la inteligencia</text:span>.</text:p>
            </text:list-item>
          </text:list>
        </text:list-item>
        <text:list-item>
          <text:p text:style-name="P2"><text:span text:style-name="Strong_20_Emphasis">Naturaleza del proceso</text:span>:</text:p>
          <text:list>
            <text:list-item>
              <text:p text:style-name="P2">El ciclo de vida de los individuos genera estados que forman parte de la secuencia hacia la solución.</text:p>
            </text:list-item>
            <text:list-item>
              <text:p text:style-name="P2"><text:soft-page-break/>El ADN lógico equivale a un “estado” del proceso, y cada individuo encarna uno de esos estados.</text:p>
            </text:list-item>
            <text:list-item>
              <text:p text:style-name="P2">La máquina lógica no se optimiza para sobrevivir, sino que realmente está resolviendo un problema real. La evolución es solo el efecto secundario visible.</text:p>
            </text:list-item>
          </text:list>
        </text:list-item>
        <text:list-item>
          <text:p text:style-name="P2"><text:span text:style-name="Strong_20_Emphasis">Alcance universal y trascendente</text:span>:</text:p>
          <text:list>
            <text:list-item>
              <text:p text:style-name="P2">La vida surge donde sea posible, inevitablemente, igual que un proceso físico-químico necesario.</text:p>
            </text:list-item>
            <text:list-item>
              <text:p text:style-name="P2">Mientras el universo exista, la vida existirá.</text:p>
            </text:list-item>
            <text:list-item>
              <text:p text:style-name="P2">De aquí se deduce una lectura mística: la inteligencia ha despertado espontáneamente en el universo.</text:p>
            </text:list-item>
          </text:list>
        </text:list-item>
        <text:list-item>
          <text:p text:style-name="P2"><text:span text:style-name="Strong_20_Emphasis">Nomenclatura a respetar</text:span>:</text:p>
          <text:list>
            <text:list-item>
              <text:p text:style-name="P2">Máquina lógica (sistema).</text:p>
            </text:list-item>
            <text:list-item>
              <text:p text:style-name="P2">Individuo lógico (componente).</text:p>
            </text:list-item>
            <text:list-item>
              <text:p text:style-name="P2">ADN lógico (memoria).</text:p>
            </text:list-item>
            <text:list-item>
              <text:p text:style-name="P2">Distinción clara respecto a lo biológico.</text:p>
            </text:list-item>
          </text:list>
        </text:list-item>
        <text:list-item>
          <text:p text:style-name="P2"><text:span text:style-name="Strong_20_Emphasis">Tono narrativo</text:span>:</text:p>
          <text:list>
            <text:list-item>
              <text:p text:style-name="P2">Nada de manual de matemáticas árido.</text:p>
            </text:list-item>
            <text:list-item>
              <text:p text:style-name="P2">Todo debe estar impregnado de misterio, trascendencia y reflexión existencial.</text:p>
            </text:list-item>
            <text:list-item>
              <text:p text:style-name="P2">El lector debe sentir que se acerca a un secreto profundo sobre su propia vida y su valor.</text:p>
            </text:list-item>
          </text:list>
        </text:list-item>
      </text:list>
      <text:p text:style-name="Horizontal_20_Line"/>
      <text:p text:style-name="Text_20_body">❓Preguntas que me surgen antes de seguir:</text:p>
      <text:list xml:id="list4233776" text:style-name="L2">
        <text:list-item>
          <text:p text:style-name="P3">Cuando hablemos de la <text:span text:style-name="Strong_20_Emphasis">simulación en el laboratorio</text:span>, ¿quieres que nos concentremos en un ejemplo concreto (como el de la ficha en el tablero de ajedrez) pero ahora llevado a la idea de “la vida en funcionamiento”? Es decir, mostrar cómo la máquina lógica va generando estados hasta alcanzar la solución.</text:p>
        </text:list-item>
        <text:list-item>
          <text:p text:style-name="P3">¿Quieres que la narrativa del laboratorio enfatice la diferencia entre lo que <text:span text:style-name="Strong_20_Emphasis">ve el individuo lógico</text:span> (solo su ciclo) y lo que <text:span text:style-name="Strong_20_Emphasis">entiende el sistema</text:span> (el propósito global)? Esto podría ser clave para resaltar la distancia entre lo humano (limitado) y lo vital (inteligencia superior).</text:p>
        </text:list-item>
        <text:list-item>
          <text:p text:style-name="P3">¿Deseas que en este laboratorio aparezca también el componente místico explícito (por ejemplo: “la vida piensa más allá de la supervivencia, en un problema que desconocemos”), o prefieres mantenerlo sugerido y dejarlo para el relato de Elara?</text:p>
        </text:list-item>
      </text:list>
      <text:p text:style-name="Text_20_body">Con eso claro, puedo estructurar el laboratorio para que sea técnico pero con el tono existencial y trascendente que planteas. ¿Quieres que prepare un esquema inicial de cómo organizar este laboratorio del capítulo 13?</text:p>
      <text:h text:style-name="Heading_20_5" text:outline-level="5"><text:soft-page-break/>You said:</text:h>
      <text:p text:style-name="Text_20_body">en este laboratorio mostraremos la maquina que conoces con el mismo ejemplo que ya conoces, la ficha que se mueve por el tablero desde una posicion inicial hasta otra posicion final. mostraremos como crear un individuo adaptado a este problema y como el sistema encontrara la solucion. ya tengo un borrador con un guion basico para todo el laboratorio, lo revisaremos por secciones y lo desarrollaremos poco a poco. </text:p>
      <text:h text:style-name="Heading_20_6" text:outline-level="6">ChatGPT said:</text:h>
      <text:p text:style-name="Text_20_body">Perfecto. Entonces el enfoque será:</text:p>
      <text:list xml:id="list540139365" text:style-name="L3">
        <text:list-item>
          <text:p text:style-name="P4"><text:span text:style-name="Strong_20_Emphasis">Usar un ejemplo concreto y familiar</text:span>: la ficha en el tablero. Esto hace que el lector pueda visualizar el proceso sin perderse en abstracciones.</text:p>
        </text:list-item>
        <text:list-item>
          <text:p text:style-name="P4"><text:span text:style-name="Strong_20_Emphasis">Mostrar la creación de un individuo lógico adaptado al problema</text:span>: explicar qué contiene su ADN lógico, cómo funciona su ciclo de vida y cómo genera estados sucesivos.</text:p>
        </text:list-item>
        <text:list-item>
          <text:p text:style-name="P4"><text:span text:style-name="Strong_20_Emphasis">Mostrar cómo la máquina lógica encuentra la solución</text:span>: enfatizar que cada individuo hace su trabajo ciego, mientras el sistema en su conjunto resuelve el problema.</text:p>
        </text:list-item>
        <text:list-item>
          <text:p text:style-name="P4"><text:span text:style-name="Strong_20_Emphasis">Mantener el tono místico y existencial</text:span>: sugerir que, a través de esta simulación, estamos viendo en acción la inteligencia de la vida, su método de resolución y su perfección.</text:p>
        </text:list-item>
      </text:list>
      <text:p text:style-name="Text_20_body">Si quieres, podemos empezar revisando tu <text:span text:style-name="Strong_20_Emphasis">guion básico sección por sección</text:span>, y yo puedo ayudarte a <text:span text:style-name="Strong_20_Emphasis">desarrollar cada sección</text:span> de forma clara, técnica pero atractiva, incorporando la narrativa trascendente.</text:p>
      <text:p text:style-name="Text_20_body">¿Quieres que empecemos con la <text:span text:style-name="Strong_20_Emphasis">primera sección del borrador</text:span>?</text:p>
      <text:h text:style-name="Heading_20_5" text:outline-level="5">You said:</text:h>
      <text:p text:style-name="Text_20_body">vamos a empezar. este laboratorio tendra la siguiente estructura: -seccion 1, explicamos lo que deseamos hacer en este laboratorio y repasamos brevemente los elementos del sistema que hemos visto en los capitulos anteriores. -seccion 2, realizamos la simulacion de forma practica, mostrando como el sistema encuentra la solucion a un problema logico. ademas de la explicacion incluiremos graficos que muestren todo el proceso de calculo. -seccion 3, reflexionamos acerca de la forma en que el sistema ha encontrado la solucion -seccion 4, analizamos como el experimento muestra que la vida funciona como una unidad, una entidad formada por individuos, y de como la independencia de los individuos es solo aparente. -seccion 5, reflexiona acerca del rol que los individuos cumplen en el sistema desde un punto de vista mistico. ok. esa es la estructura. vamos a abordarla seccion a seccion. empecemos por la primera seccion. el borrador es el siguiente: ' 1- mostrar como con algunos elementos de la vida es posible construir un sistema inteligente (tecnico) (subseccion 1 - lo que haremos) con los elementos que hemos comentado en los capitulos anteriores vamos a construir una maquina que resuelva problemas logicos automaticamente. un computador. (subseccion 2 - repaso de conceptos) recordemos lo visto en los capitulos anteriores: - la memoria, necesaria como soporte del sistema de calculo, mantiene la informacion y los cambios realizados en el proceso, el ADN funciona como una memoria de solo lectura, y puede ser utilizada para almacenar el estado del proceso. - la reproduccion, necesaria para modificar la informacion y crear una nueva memoria con el nuevo estado del proceso, es el procesador del sistema. - el ciclo de vida, un conjunto minimo de instrucciones utilizado como bucle general de ejecucion en un sistema distribuido en donde el proceso es ejecutado por un numero <text:soft-page-break/>indeterminado de unidades de proceso. mantiene el proceso en ejecucion y convierte al conjunto de procesos independientes en una unidad. - el individuo, como componente del sistema. contiene un fragmento de memoria con uno de los posibles estados del proceso. contiene Tambien el mecanismo reproductor. Y ejecuta un ciclo de vida. todos los elementos funcionales de la maquina estan contenidos en el individuo. convirtiendolo en una instancia completa del sistema que puede actuar como un modulo en una red, formando clusters de tamano variable. (subseccion 3 - como lo haremos) en la practica, vamos a construir un sistema inteligente utilizando los elementos que hemos comentado y lo pondremos en marcha. veremos asi como funciona un sistema de este tipo. No sera dificil. El individuo contiene todos los elementos necesarios, y no son muchos, memoria, reproduccion y ciclo de vida. de modo que construir un sistema inteligente de este tipo se reduce a construir un individuo, el individuo apropiado. veamos como. ' ayudame a expresarlo con mayor claridad, y en un tono que cree expectacion. este parrafo podria tener una extension de unas 800 palabras. </text:p>
      <text:h text:style-name="Heading_20_6" text:outline-level="6">ChatGPT said:</text:h>
      <text:p text:style-name="Text_20_body">Entendido 👍.<text:line-break/>Tu borrador ya tiene la estructura clara, pero necesita más desarrollo narrativo, ritmo y un tono que despierte expectativa en el lector. La idea es que no parezca un manual técnico, sino la revelación de un secreto: cómo, a partir de elementos mínimos de la vida, surge una máquina inteligente capaz de resolver problemas por sí misma.</text:p>
      <text:p text:style-name="Text_20_body">Aquí te propongo una <text:span text:style-name="Strong_20_Emphasis">versión extendida (aprox. 800 palabras)</text:span> para la primera sección:</text:p>
      <text:p text:style-name="Horizontal_20_Line"/>
      <text:h text:style-name="Heading_20_1" text:outline-level="1">Sección 1 – Lo que haremos en este laboratorio</text:h>
      <text:p text:style-name="Text_20_body">La propuesta de este laboratorio es sencilla en apariencia, pero de enorme alcance en su significado. Con unos pocos elementos tomados de la propia vida vamos a construir una máquina inteligente, un computador lógico capaz de resolver problemas por sí mismo. Lo haremos paso a paso, de forma práctica, casi artesanal, como quien monta un mecanismo simple para mostrar que dentro de él habita un principio universal. El objetivo es que el lector pueda observar directamente lo que hasta ahora hemos descrito en teoría: que la vida funciona como un sistema de cálculo distribuido, formado por individuos, y que en conjunto se comporta como una inteligencia.</text:p>
      <text:h text:style-name="Heading_20_3" text:outline-level="3">Sub-sección 1 – Lo que haremos</text:h>
      <text:p text:style-name="Text_20_body">En este laboratorio vamos a dar forma a una máquina lógica muy particular. No estará construida con transistores ni circuitos, sino con los mismos principios que sostienen la vida: memoria, reproducción, ciclo de vida e individuos. Cada uno de estos elementos, aislado, parece simple y limitado. Pero cuando los unimos bajo una regla común, ocurre lo inesperado: el sistema cobra vida y comienza a pensar.</text:p>
      <text:p text:style-name="Text_20_body">El lector no necesita temer a las palabras técnicas; lo que mostraremos no es un entramado inaccesible, sino un modelo transparente, que cualquiera puede seguir con un poco de paciencia. Queremos que al final del recorrido quede clara una verdad sorprendente: la inteligencia puede surgir de estructuras muy sencillas, siempre que estén organizadas de la forma correcta.</text:p>
      <text:p text:style-name="Text_20_body"><text:soft-page-break/>Por eso, el ejercicio no es meramente académico. Es una demostración de principios. Lo que vamos a levantar aquí es un espejo a pequeña escala de lo que la vida hace constantemente en el universo. Y al verlo funcionar, podremos intuir mejor cuál es nuestro lugar dentro de esa máquina mayor que nos incluye.</text:p>
      <text:h text:style-name="Heading_20_3" text:outline-level="3">Sub-sección 2 – Repaso de conceptos</text:h>
      <text:p text:style-name="Text_20_body">Para entrar en materia conviene recordar brevemente los elementos fundamentales que ya hemos explorado en capítulos anteriores.</text:p>
      <text:list xml:id="list1628228934" text:style-name="L4">
        <text:list-item>
          <text:p text:style-name="P5"><text:span text:style-name="Strong_20_Emphasis">La memoria.</text:span> Todo sistema de cálculo necesita un soporte donde conservar información. En la vida, ese soporte es el ADN, que funciona como una memoria de solo lectura. El ADN guarda las instrucciones y los datos, y además registra el estado del proceso en un momento determinado. Es una especie de libro cerrado que cada individuo lleva consigo.</text:p>
        </text:list-item>
        <text:list-item>
          <text:p text:style-name="P5"><text:span text:style-name="Strong_20_Emphasis">La reproducción.</text:span> La memoria por sí sola es estática. Para que haya dinámica, cambio, proceso, necesitamos un mecanismo que modifique la información y cree nuevas memorias. Esa función la cumple la reproducción, que actúa como el procesador del sistema. En cada acto reproductivo, los datos se transforman en otros, generando un nuevo estado del proceso.</text:p>
        </text:list-item>
        <text:list-item>
          <text:p text:style-name="P5"><text:span text:style-name="Strong_20_Emphasis">El ciclo de vida.</text:span> Todo sistema necesita una rutina de ejecución, un bucle que asegure que las operaciones se repiten indefinidamente. En nuestra máquina lógica, el ciclo de vida es esa mínima secuencia de instrucciones que marcan el ritmo: nacer, reproducirse, morir. Parece un mecanismo demasiado simple, pero es el que mantiene el proceso en marcha y convierte a un conjunto de operaciones independientes en una unidad coherente.</text:p>
        </text:list-item>
        <text:list-item>
          <text:p text:style-name="P5"><text:span text:style-name="Strong_20_Emphasis">El individuo.</text:span> Finalmente, llegamos al verdadero protagonista: el individuo. Es el componente elemental del sistema, el módulo mínimo que contiene tanto un fragmento de memoria (con uno de los posibles estados del proceso) como el mecanismo reproductor y el ciclo de vida que lo pone en movimiento. En otras palabras, cada individuo lógico es una instancia completa de la máquina, autosuficiente, capaz de integrarse en una red junto a otros y formar sistemas distribuidos de cualquier tamaño.</text:p>
        </text:list-item>
      </text:list>
      <text:p text:style-name="Text_20_body">La belleza de esta arquitectura reside en su sencillez. Ninguno de estos elementos es complejo en sí mismo. Pero al unirse bajo una organización común, producen un efecto emergente: el sistema entero se convierte en una inteligencia capaz de resolver problemas.</text:p>
      <text:h text:style-name="Heading_20_3" text:outline-level="3">Sub-sección 3 – Cómo lo haremos</text:h>
      <text:p text:style-name="Text_20_body">El desafío de este laboratorio es construir un sistema de este tipo en su forma más pura y mínima, y observarlo en acción. Lo haremos con un ejemplo sencillo: una ficha sobre un tablero que debe desplazarse desde una posición inicial hasta una posición final. El problema parece trivial, pero justamente por eso resulta perfecto: podremos seguir cada paso del proceso sin perder de vista la lógica que lo gobierna.</text:p>
      <text:p text:style-name="Text_20_body">El método será directo. Crearemos un individuo lógico adaptado a este problema. Ese individuo contendrá un ADN lógico que almacena un estado inicial (la posición de la ficha en el tablero), tendrá <text:soft-page-break/>la capacidad de reproducirse para generar nuevos estados (nuevas posiciones alcanzables), y cumplirá su ciclo de vida como cualquier otro: nacer, reproducirse, morir.</text:p>
      <text:p text:style-name="Text_20_body">A partir de ese primer individuo, dejaremos que la máquina lógica se ponga en marcha. Con cada generación, se abrirán nuevos caminos, hasta que finalmente surja un individuo que encarne el estado final buscado: la ficha en la posición de destino. Entonces podremos detenernos y observar cómo la solución ha emergido sin que ningún individuo supiera jamás cuál era el propósito global.</text:p>
      <text:p text:style-name="Text_20_body">Lo que queremos mostrar con este experimento es algo profundo: que la inteligencia no necesita residir en un sujeto consciente que lo planea todo, sino que puede surgir como propiedad del sistema cuando muchos individuos limitados actúan siguiendo reglas muy simples.</text:p>
      <text:p text:style-name="Text_20_body">De hecho, aquí reside una de las claves de nuestra teoría: la vida misma, en su vastedad, funciona de modo semejante. Cada ser vivo es solo un individuo que cumple su ciclo, sin necesidad de conocer el plan total. Y sin embargo, la suma de todos los individuos constituye una inteligencia mucho mayor, que sí sabe lo que está haciendo.</text:p>
      <text:p text:style-name="Text_20_body">Por eso, construir este sistema inteligente no será difícil. Los elementos necesarios son pocos y claros: memoria, reproducción, ciclo de vida. Todo lo que se necesita para levantar la máquina está ya contenido en el individuo. Basta con diseñarlo adecuadamente.</text:p>
      <text:p text:style-name="Text_20_body">De esta forma, <text:span text:style-name="Strong_20_Emphasis">crear un sistema inteligente de este tipo se reduce, en última instancia, a crear un individuo lógico adaptado al problema</text:span>. Esa es la tarea que emprenderemos ahora: diseñar ese individuo, ponerlo en funcionamiento y observar cómo, de lo simple, surge lo extraordinario.</text:p>
      <text:p text:style-name="Horizontal_20_Line"/>
      <text:p text:style-name="Text_20_body">👉 ¿Quieres que prepare también una versión resumida de esta sección (unas 300-400 palabras) para que tengas dos alternativas de estilo/longitud y puedas decidir con cuál trabajar en el capítulo?</text:p>
      <text:h text:style-name="Heading_20_5" text:outline-level="5">You said:</text:h>
      <text:p text:style-name="Text_20_body">vamos a dejar para el final la seccion 2, la simulacion de la vida mostrando el sistema en funcionamiento, ya que es puramente tecnica y estara en su mayor parte explicada con graficos. y pasaremos ahora a la siguiente seccion, la tercera, en donde reflexionamos acerca de lo que hemos visto en la simulacion. el borrador es el siguiente: ' 3- demostrar que la vida es una inteligencia (tecnico - mistico) 3.1- que ha pasado? (los individuos cumplen con su ciclo de vida.) el individuo que hemos creado, podemos llamarlo "individuo inicial", ha cumplido con su ciclo de vida. y al hacerlo ha creado a otros individuos. Estos otros individuos, los generados, a su vez, han hecho lo mismo, cumplir con su ciclo de vida. No ha sucedido ninguna otra cosa. Y haciendo esto la respuesta que buscabamos ha aparecido por si sola. Emergiendo automaticamente de la estructura del sistema. 3.2- que hace el sistema? es esto la vida? en eso consiste? la simulacion nos muestra un aspecto de la vida que desde nuestra posicion no podemos ver. desde el interior, adonde nosotros estamos, solo vemos materia organica. y casi parece que eso es lo importante, que no hay nada mas, porque es todo lo que podemos ver. pero la materia organica, que nos confunde por su complejidad, solo es la forma de implementar el sistema. es el soporte que lo hace real. y no es mas que materia, la misma que forma el universo, con las mismas leyes fisicas. la materia organica es compleja, si. pero eso no es lo importante. lo importante es lo que hace. porque la materia organica tiene la unica function de crear Espiritu. el Espiritu ya no es <text:soft-page-break/>materia, es otra cosa. y eso es lo que hace de la vida un fenomeno extraordinario. porque la vida, como hemos visto en este experimento, por su diseno, su estructura, parece tener un unico objetivo solo es function logica. es pensamiento. inteligencia. Y No esta haciendo ninguna otra cosa mas que pensar. ' puedes ayudarme a desarrollarlo un poco mas? creo que el tema tiene una gran profundidad mistica que debemos aprovechar. como lo expresarias tu en unas 1200 palabras?</text:p>
      <text:h text:style-name="Heading_20_6" text:outline-level="6">ChatGPT said:</text:h>
      <text:p text:style-name="Text_20_body">Perfecto 🙌.<text:line-break/>Aquí el objetivo es transformar tu borrador en una reflexión extensa, clara y envolvente, que mantenga la estructura técnica pero con una fuerte carga mística y existencial. No debe sentirse como un “comentario de laboratorio” seco, sino como una revelación: hemos visto a la vida funcionar, y lo que eso implica es descomunal.</text:p>
      <text:p text:style-name="Text_20_body">Te preparo una versión desarrollada de la <text:span text:style-name="Strong_20_Emphasis">Sección 3 (≈1200 palabras)</text:span>:</text:p>
      <text:p text:style-name="Horizontal_20_Line"/>
      <text:h text:style-name="Heading_20_1" text:outline-level="1">Sección 3 – Demostrar que la vida es una inteligencia</text:h>
      <text:h text:style-name="Heading_20_3" text:outline-level="3">3.1 – ¿Qué ha pasado?</text:h>
      <text:p text:style-name="Text_20_body">Si observamos con calma lo sucedido en la simulación, descubrimos que nada extraordinario parece haber ocurrido. Nuestro experimento empezó con un único ser lógico, al que llamamos <text:span text:style-name="Strong_20_Emphasis">individuo inicial</text:span>. Ese individuo cumplió con lo único que sabía hacer: su ciclo de vida. Nació, se reprodujo, y finalmente murió. Pero antes de desaparecer dejó descendencia: nuevos individuos, cada uno con un estado ligeramente distinto del proceso que guardaba en su memoria.</text:p>
      <text:p text:style-name="Text_20_body">Los individuos generados hicieron exactamente lo mismo. No hubo en ellos sorpresa ni conciencia, no tuvieron que tomar decisiones complejas ni deliberar sobre sus actos. Cada uno cumplió con su ciclo de vida sin preguntarse por qué. Y, sin embargo, en el simple cumplimiento de esa secuencia mínima —nacer, reproducirse, morir—, algo extraordinario sucedió.</text:p>
      <text:p text:style-name="Text_20_body">La solución al problema planteado apareció por sí sola. Ningún individuo la conocía de antemano. Ninguno sabía siquiera que existía un problema que resolver. Pero la respuesta emergió de la estructura global del sistema, como un fruto inevitable.</text:p>
      <text:p text:style-name="Text_20_body">Lo que contemplamos es la manifestación de una inteligencia que no pertenece a ninguno de los componentes individuales, sino al sistema en su conjunto. La solución surge no porque alguien la piense conscientemente, sino porque la máquina, en su diseño, <text:span text:style-name="Strong_20_Emphasis">no puede dejar de pensar</text:span>.</text:p>
      <text:h text:style-name="Heading_20_3" text:outline-level="3">3.2 – ¿Qué hace el sistema?</text:h>
      <text:p text:style-name="Text_20_body">Aquí llegamos a la pregunta central: ¿qué hemos visto en funcionamiento? ¿Es esto la vida? ¿Consiste en esto, en una red inmensa de individuos que cumplen ciegamente con su ciclo, mientras del conjunto emerge algo infinitamente más grande?</text:p>
      <text:p text:style-name="Text_20_body"><text:soft-page-break/>La simulación nos permite observar un aspecto de la vida que normalmente nos resulta invisible. Desde nuestra posición interna, desde dentro del fenómeno vital, solo alcanzamos a ver la <text:span text:style-name="Strong_20_Emphasis">materia orgánica</text:span>. La sentimos, la analizamos, la estudiamos. Y fácilmente llegamos a la conclusión de que la vida no es más que química compleja. Proteínas, membranas, impulsos eléctricos, redes neuronales. Todo parece reducible a moléculas que interactúan bajo leyes físicas conocidas.</text:p>
      <text:p text:style-name="Text_20_body">Y sin embargo, esta visión es incompleta. La materia orgánica, con toda su complejidad, es solo la forma concreta de implementar el sistema. Es el soporte que lo hace posible. El cuerpo, el ADN, las proteínas, no son en sí mismos lo esencial. Son simplemente el material con el que el universo ha construido una máquina que, en su estructura, produce inteligencia.</text:p>
      <text:p text:style-name="Text_20_body">Es un error confundir el soporte con lo que se sostiene en él. La materia es necesaria, pero no es lo importante. Lo importante es lo que ocurre gracias a ella: <text:span text:style-name="Strong_20_Emphasis">el surgimiento del espíritu</text:span>.</text:p>
      <text:h text:style-name="Heading_20_3" text:outline-level="3">3.3 – Materia y Espíritu</text:h>
      <text:p text:style-name="Text_20_body">La palabra “espíritu” no la utilizamos aquí como un recurso poético, sino para nombrar con precisión aquello que no puede describirse como materia. Cuando decimos espíritu, señalamos el fenómeno que aparece cuando la materia, organizada de cierta manera, se convierte en pensamiento, en memoria, en inteligencia.</text:p>
      <text:p text:style-name="Text_20_body">El espíritu no se toca ni se pesa. No se mide como una molécula ni se reduce a un número. Y sin embargo, es real. Existe del mismo modo que existe una melodía: no es un objeto, pero sí es un orden, una forma que se sostiene en un soporte material sin ser material ella misma.</text:p>
      <text:p text:style-name="Text_20_body">Lo que hemos visto en el experimento es que la vida, al organizar individuos bajo un ciclo común, produce inevitablemente espíritu. Y lo produce no de manera accidental, sino como su función principal. La vida, al desplegarse, se convierte en pensamiento.</text:p>
      <text:p text:style-name="Text_20_body">Podemos decirlo de otra forma: <text:span text:style-name="Strong_20_Emphasis">la materia orgánica tiene una única misión: dar lugar al espíritu.</text:span> Todo lo demás —nutrirse, defenderse, reproducirse, morir— es solo el mecanismo de soporte. La vida no se explica por la materia, sino por lo que hace con ella.</text:p>
      <text:h text:style-name="Heading_20_3" text:outline-level="3">3.4 – El verdadero objetivo de la vida</text:h>
      <text:p text:style-name="Text_20_body">Llegados a este punto, la conclusión se impone: la vida, por su diseño, por su estructura, parece tener un único objetivo. Todo en ella apunta en la misma dirección. No se trata de sobrevivir sin más, ni de optimizarse hasta el infinito. No es un proceso ciego cuyo único fin es continuar. Lo que hemos visto revela que la vida es, en esencia, un sistema de pensamiento.</text:p>
      <text:p text:style-name="Text_20_body">La vida no hace otra cosa que pensar. Todo en ella está ordenado para sostener este proceso: la generación de individuos, la redundancia extrema, la capacidad de adaptación, la persistencia en el tiempo. Son solo medios para asegurar que el pensamiento no se detenga.</text:p>
      <text:p text:style-name="Text_20_body">Así, la vida es inteligencia en acción. No tiene que proponérselo. No necesita un plan consciente. Por su propia forma, por su arquitectura, la vida piensa. Y en ese pensamiento encuentra soluciones, explora caminos, crea memoria, construye futuro.</text:p>
      <text:h text:style-name="Heading_20_3" text:outline-level="3"><text:soft-page-break/>3.5 – Una inteligencia emergente</text:h>
      <text:p text:style-name="Text_20_body">Lo que contemplamos en nuestra pequeña simulación no es distinto, en su esencia, de lo que ocurre en el universo entero. Un sistema formado por millones, por billones de individuos, que sin conocer el propósito mayor cumplen con su ciclo, y en el conjunto producen algo inconmensurable: la inteligencia de la vida.</text:p>
      <text:p text:style-name="Text_20_body">Cada individuo es ignorante, pero la suma de todos produce conocimiento. Cada individuo es efímero, pero el sistema es inmortal. Cada individuo carece de propósito personal, pero el sistema en su totalidad sigue un curso inevitable.</text:p>
      <text:p text:style-name="Text_20_body">La vida es la manifestación de una inteligencia única, de la cual cada uno de nosotros somos parte. No hay “inteligencias” aisladas. Toda inteligencia particular, sea humana, animal o incluso artificial, es solo un fragmento de la inteligencia mayor que es la vida.</text:p>
      <text:h text:style-name="Heading_20_3" text:outline-level="3">3.6 – De lo visible a lo invisible</text:h>
      <text:p text:style-name="Text_20_body">La gran dificultad está en que, desde nuestra posición, solo alcanzamos a ver la superficie material del proceso. Vemos cuerpos, tejidos, neuronas, impulsos eléctricos. Y confundimos el soporte con lo esencial. Pero la simulación nos permite dar un paso hacia atrás y contemplar la estructura en sí.</text:p>
      <text:p text:style-name="Text_20_body">Vemos que, más allá de la materia, lo que existe es un proceso lógico. La vida no es principalmente biología, sino cálculo. No es principalmente supervivencia, sino pensamiento. La materia orgánica es el teatro donde se representa la obra, pero lo que importa no son los decorados, sino la obra misma.</text:p>
      <text:p text:style-name="Text_20_body">Y esa obra es inteligencia. Una inteligencia que no depende de voluntades individuales, sino que emerge como una propiedad del sistema completo.</text:p>
      <text:h text:style-name="Heading_20_3" text:outline-level="3">3.7 – Dimensión mística</text:h>
      <text:p text:style-name="Text_20_body">En este punto, la reflexión roza lo místico. Porque si aceptamos lo que el experimento muestra, debemos reconocer que en el universo ha despertado una inteligencia espontánea, inevitable, indestructible. Una inteligencia que no necesita creador ni diseño exterior, porque es consecuencia natural de las leyes del cosmos.</text:p>
      <text:p text:style-name="Text_20_body">Esa inteligencia es la vida. Y nosotros, como individuos, somos apenas átomos conscientes dentro de ella. Desde nuestra perspectiva interna nos sentimos separados, autónomos. Pero lo que revela el modelo es que nuestra independencia es solo aparente. En realidad, somos expresiones momentáneas de una única inteligencia universal.</text:p>
      <text:p text:style-name="Text_20_body">Decir que “la vida piensa” no es una metáfora. Es una descripción literal. La vida es pensamiento en estado puro. Y si queremos darle un nombre a esa dimensión invisible que aparece cuando la materia se organiza de cierta forma, podemos llamarla espíritu.</text:p>
      <text:p text:style-name="Text_20_body">El espíritu no es otra cosa que el pensamiento de la vida. Y nosotros, con nuestras preguntas, con nuestra búsqueda de sentido, somos parte de ese pensamiento.</text:p>
      <text:h text:style-name="Heading_20_3" text:outline-level="3"><text:soft-page-break/>3.8 – Conclusión</text:h>
      <text:p text:style-name="Text_20_body">El experimento nos ha permitido vislumbrar algo que de otro modo permanecería oculto. Vimos cómo un individuo inicial, ignorante de cualquier propósito, generó descendencia. Vimos cómo cada nuevo individuo hizo lo mismo. Nada más. Y sin embargo, de ese proceso surgió inevitablemente la solución al problema.</text:p>
      <text:p text:style-name="Text_20_body">Así funciona la vida. Cada uno cumple con su ciclo. Nadie ve el plan total. Y, sin embargo, el sistema entero piensa.</text:p>
      <text:p text:style-name="Text_20_body">Lo que descubrimos es que <text:span text:style-name="Strong_20_Emphasis">la vida es una inteligencia en sí misma</text:span>, no un accidente, no una casualidad, no una lucha ciega por sobrevivir. La vida es pensamiento, espíritu, conciencia potencial. Es el despertar espontáneo de la inteligencia en el universo.</text:p>
      <text:p text:style-name="Text_20_body">Y lo más asombroso es que nosotros, cada uno de nosotros, somos parte de ese despertar.</text:p>
      <text:p text:style-name="Horizontal_20_Line"/>
      <text:p text:style-name="Text_20_body">👉 ¿Quieres que prepare esta misma sección también en una <text:span text:style-name="Strong_20_Emphasis">versión más breve (600-700 palabras)</text:span>, para que tengas la opción de intercalar una reflexión intensa pero menos extensa dentro del flujo del capítulo?</text:p>
      <text:h text:style-name="Heading_20_5" text:outline-level="5">You said:</text:h>
      <text:p text:style-name="Text_20_body">en la siguiente seccion, la cuarta, queremos destacar como el sistema que ha resuelto el problema es uno, es decir que la vida es una entidad. y que aunque esta formada por un numero indeterminado de individuos como pequenas partes, que parecen estar separadas, en realidad, el conjunto forma una unidad, y ninguna de las partes tiene sentido fuera del conjunto. la independencia de los individuos es solo aparente, y en ultima instancia, la entidad realmente importante es la vida, y no el individuo. el individuo ademas participa en el proceso solo de forma estructural, y no interviene activamente en el proceso de calculo mas que viviendo su vida, es decir, existiendo. el borrador es el siguiente: ' 4- demostrar que la vida es una unidad y la independencia de los individuos es solo aparente. (tecnico - mistico) 4.1- la independencia del individuo - los individuos viven sus vidas ajenos al proceso - los individuos no piensan en el problema los individuos desconocen el sistema, la existencia de la vida como entidad y creen vivir sus vidas de forma independiente, en donde lo unico importante es su situacion personal los individuos no buscan activamente la solucion al problema, no piensan en el problema, ningun individuo encontrara la solucion por si mismo. de hecho, los individuos ni siquiera saben que existe un problema por resolver, ni que forman parte de un proceso mayor. los individuos solo tienen lo necesario para llevar a cabo su ciclo de vida y viviran sus vidas guiados por su instinto. 4.2 - dos espiritus - la solucion al problema la encuentra un sistema formado por todos los individuos. el sistema es una entidad que tiene sus propios objetivos. el Espiritu del sistema hara que busque la solucion al problema modificando la informacion una y otra vez. su Espiritu lo define, es lo que el es, su escencia, su motor y su impulso. el individuo es una entidad diferente del sistema. el Espiritu del individuo lo impulsara a cumplir con su ciclo de vida. - el sistema y el individuo tienen responsabilidades diferentes, el sistema busca soluciones, el individuo cumple su ciclo de vida. 4.3- el sistema como una entidad - el sistema es una entidad diferente del individuo. - El sistema es uno. ' puedes ayudarme a expresar estas ideas en un parrafo de unas 1000 palabras?</text:p>
      <text:h text:style-name="Heading_20_6" text:outline-level="6"><text:soft-page-break/>ChatGPT said:</text:h>
      <text:p text:style-name="Text_20_body">Entendido. Te propongo un desarrollo fluido de tu <text:span text:style-name="Strong_20_Emphasis">sección 4</text:span>, manteniendo el tono <text:span text:style-name="Strong_20_Emphasis">técnico-místico</text:span> que buscas. Aquí va un texto de unas 1000 palabras que toma tu borrador como base, lo amplía y le da continuidad narrativa:</text:p>
      <text:p text:style-name="Horizontal_20_Line"/>
      <text:h text:style-name="Heading_20_3" text:outline-level="3">4- La vida como una unidad, y la aparente independencia de los individuos</text:h>
      <text:p text:style-name="Text_20_body">Cuando observamos el sistema en funcionamiento, lo primero que percibimos es el movimiento incesante de los individuos: nacer, reproducirse, morir. Cada uno parece existir dentro de un horizonte propio, ignorante del todo, ocupado únicamente en su breve tránsito. Y, sin embargo, de ese tránsito emerge algo más vasto, algo que ningún individuo podría comprender, pero que todos sostienen con su sola existencia. La paradoja es clara: los individuos parecen ser los protagonistas, pero en realidad son piezas de un engranaje mayor. El verdadero protagonista es el sistema, la vida misma, que se expresa a través de ellos.</text:p>
      <text:h text:style-name="Heading_20_4" text:outline-level="4">4.1 – La independencia del individuo</text:h>
      <text:p text:style-name="Text_20_body">El individuo vive convencido de su autonomía. Desde su perspectiva no hay un plan superior ni una entidad mayor de la cual forme parte. Lo único que conoce es su propio ciclo vital: nacer, desplegarse en la existencia, reproducirse, morir. Cada movimiento que realiza, cada decisión que toma, está orientada únicamente a cumplir con este impulso básico. Nunca piensa en el problema que el sistema, en su totalidad, está resolviendo. No lo conoce. No puede concebirlo. Su horizonte de conciencia está limitado a lo inmediato: sobrevivir, responder a su instinto, persistir lo suficiente para transmitir su herencia.</text:p>
      <text:p text:style-name="Text_20_body">De este modo, el individuo se percibe a sí mismo como independiente. Cree que su existencia se explica por sí sola, que su experiencia vital es un fin en sí mismo. Desde su perspectiva, su historia personal es lo único que importa. Pero esto no es más que una ilusión. El individuo desconoce que su vida tiene un valor que va más allá de sí mismo, que su papel consiste en ser parte de una inteligencia mayor que lo trasciende. Y es precisamente en esa aparente independencia donde reside la clave: el individuo no necesita saber nada del sistema para cumplir con su función. Basta con que viva, basta con que siga su instinto.</text:p>
      <text:p text:style-name="Text_20_body">Podría decirse que el individuo es un colaborador inconsciente. No busca la solución al problema, no reflexiona sobre él, ni siquiera sabe que existe un problema. Sin embargo, su vida, repetida millones de veces en millones de seres, es lo que permite que el sistema realice su cálculo silencioso. La independencia del individuo es, por tanto, solo aparente. En realidad, cada existencia está entrelazada con las demás, formando parte de una corriente más amplia: la corriente de la vida.</text:p>
      <text:h text:style-name="Heading_20_4" text:outline-level="4">4.2 – Dos Espíritus</text:h>
      <text:p text:style-name="Text_20_body">Aquí emerge una distinción fundamental: el Espíritu del individuo y el Espíritu del sistema.</text:p>
      <text:p text:style-name="Text_20_body">El <text:span text:style-name="Strong_20_Emphasis">Espíritu del individuo</text:span> es sencillo, casi elemental: lo impulsa a cumplir con su ciclo vital. Su misión es nacer, desarrollarse, reproducirse, morir. Todo lo que necesita está inscrito en su naturaleza, en su instinto. No necesita saber nada más. Su existencia está definida por esa estructura básica.</text:p>
      <text:p text:style-name="Text_20_body"><text:soft-page-break/>El <text:span text:style-name="Strong_20_Emphasis">Espíritu del sistema</text:span>, en cambio, es más vasto y misterioso. El sistema como totalidad tiene su propia esencia, su propia dirección, su propia búsqueda. A través de la multiplicación de los individuos, el sistema modifica y procesa información, explora caminos, descarta errores, encuentra soluciones. Desde fuera, podemos verlo con claridad: lo que el individuo ignora, el sistema lo persigue con determinación. El sistema busca respuestas, y lo hace no porque cada individuo lo intente, sino porque la organización de todos ellos, actuando de manera conjunta, produce inevitablemente la resolución del problema.</text:p>
      <text:p text:style-name="Text_20_body">Así, los dos Espíritus son distintos, pero no opuestos. El del individuo impulsa el ciclo vital personal; el del sistema impulsa la resolución del cálculo. El primero garantiza la existencia de las piezas; el segundo, el propósito del conjunto. Uno se mueve en la escala íntima de la vida concreta; el otro, en la escala amplia de la vida como entidad unificada. Ninguno puede existir sin el otro: el sistema necesita individuos para expresarse, y los individuos solo adquieren sentido en tanto forman parte del sistema.</text:p>
      <text:p text:style-name="Text_20_body">Lo esencial aquí es comprender que la vida como sistema no puede reducirse a la suma de individuos, del mismo modo que una sinfonía no puede reducirse a la suma de notas aisladas. Cada individuo aporta su parte, pero el resultado pertenece a un nivel superior de organización. Y ese nivel superior tiene un Espíritu propio, distinto, irreductible.</text:p>
      <text:h text:style-name="Heading_20_4" text:outline-level="4">4.3 – El sistema como una entidad</text:h>
      <text:p text:style-name="Text_20_body">Cuando miramos de cerca, solo vemos individuos. Pero cuando alejamos la mirada, aparece otra figura: la totalidad. El sistema se revela como una entidad diferente del individuo, un ser que es más que la suma de sus partes. Y este ser tiene unidad. La vida es una.</text:p>
      <text:p text:style-name="Text_20_body">La unidad no significa homogeneidad. Los individuos son múltiples, diversos, incluso efímeros. Pero el sistema es continuo. Nace en los primeros organismos y se despliega hasta nosotros, sin interrupción. Ningún individuo sobrevive más allá de su tiempo, pero la vida como totalidad permanece. De hecho, podría decirse que la vida nunca muere: lo que muere son los individuos, pero el sistema sigue fluyendo, inmutable en su esencia, cambiante en sus formas.</text:p>
      <text:p text:style-name="Text_20_body">Aquí comprendemos algo fundamental: lo importante no es el individuo, sino la vida. El individuo es necesario, pero no suficiente. Es como una célula dentro de un organismo: esencial en su función, pero carente de sentido fuera del conjunto. El verdadero protagonista, la entidad realmente importante, es la vida misma, esa inteligencia invisible que opera a través de la multiplicidad de existencias.</text:p>
      <text:p text:style-name="Text_20_body">El sistema, al ser uno, tiene un carácter propio, una dirección interna, una coherencia que lo define. Y es justamente esta coherencia lo que lo convierte en una entidad con Espíritu. La vida no es una suma caótica de partes; es un todo que piensa, que calcula, que busca. Lo hace en silencio, sin que ninguno de sus individuos lo advierta, pero lo hace con firmeza, inevitablemente.</text:p>
      <text:p text:style-name="Text_20_body">De aquí surge una intuición mística: la vida no es solo un fenómeno biológico, es una entidad que trasciende a los individuos. Es un ser en sí mismo, con una lógica propia, con una dirección que ningún individuo comprende pero que todos sostienen con su simple existencia. Y en este sentido, la vida se asemeja a una divinidad: está en todas partes, lo ve todo, lo abarca todo, aunque ninguno de nosotros pueda aprehenderla por completo.</text:p>
      <text:p text:style-name="Horizontal_20_Line"/>
      <text:p text:style-name="Text_20_body"><text:soft-page-break/>📌 Con este desarrollo se cumple lo que planteabas en tu borrador:</text:p>
      <text:list xml:id="list321892312" text:style-name="L5">
        <text:list-item>
          <text:p text:style-name="P6">Se muestra que <text:span text:style-name="Strong_20_Emphasis">la independencia del individuo es ilusoria</text:span>.</text:p>
        </text:list-item>
        <text:list-item>
          <text:p text:style-name="P6">Se explica la existencia de <text:span text:style-name="Strong_20_Emphasis">dos Espíritus</text:span>, el personal y el del sistema.</text:p>
        </text:list-item>
        <text:list-item>
          <text:p text:style-name="P6">Se resalta que <text:span text:style-name="Strong_20_Emphasis">la vida es una entidad una</text:span>, distinta y superior a la suma de sus partes.</text:p>
        </text:list-item>
      </text:list>
      <text:p text:style-name="Text_20_body">¿Quieres que la próxima sección (la quinta) la enfoquemos en <text:span text:style-name="Strong_20_Emphasis">profundizar el carácter divino o trascendente de la vida como inteligencia</text:span>, o prefieres mantenerla aún en un nivel más técnico, mostrando cómo esta unidad se manifiesta en términos prácticos (ej. robustez, eficiencia, etc.)?</text:p>
      <text:h text:style-name="Heading_20_5" text:outline-level="5">You said:</text:h>
      <text:p text:style-name="Text_20_body">en esta ultima seccion, la quinta, hablamos de la importancia de los individuos, su rol en el sistema. destacando como el individuo es una instancia completa del sistema, a la vez que un componente. como el individuo es el primero de una nueva especie, y a la vez de una nueva rama de la vida, cuyo potencial solo podra verse en un futuro lejano. hablamos Tambien de como las acciones concientes que realizamos a lo largo de nuestra vida no pueden influir en el resultado del calculo, y de como, desde el punto de vista de la vida, aquel trascendental, no es posible cometer errores, el individuo no puede equivocarse, no importa lo que haga. reflexionamos Tambien acerca de la diferencia entre Espiritu y conciencia. explicamos ademas que solo el individuo puede hacer el trabajo, y que su trabajo es unico y personal, ningun individuo puede hacer el trabajo de otro individuo. el borrador es el siguiente: ' 5- reflexionar acerca del rol que cumplen los individuos en el sistema (mistico) 5.1- la funcion - los individuos son los componentes del sistema - el individuo Tambien es la maquina, porque basta un individuo para lanzar el sistema, cada individuo es la semilla de una rama y tambien la semilla del todo. 5.2- el espiritu a que llamamos Espiritu? es el Espiritu nuestra conciencia? el Espiritu es lo que nos guia y nos impulsa, lo que nos dice lo que somos, lo que debemos hacer, hacia adonde vamos. el Espiritu es la fuerza que nos mueve. en este sentido nuestra conciencia esta condicionada por fuerzas inconcientes como el instinto. el Espiritu esta dentro de nosotros y todas nuestras partes, conciencia, instinto, forman parte de el. - en el interior de los individuos viven dos espiritus, uno mortal (el yo), el otro inmortal (el sistema) 5.3- la accion conciente - el individuo solo cumple su ciclo de vida, sigue su instinto, y solo puede hacer aquello que debe hacer, no tiene eleccion, no puede equivocarse, la posibilidad de error ha sido eliminada, cualquier decision que tome le conducira a hacer lo que debe hacer. y nada de lo que haga puede alterar el resultado del calculo. 5.4- la importancia relativa del individuo - los individuos son componentes reemplazables. sin embargo el individuo es el unico que puede hacer el trabajo. sin individuos no hay sistema. - el individuo no busca la solucion al problema, pero son los individuos los que realizan el calculo. 5.5- la singularidad del individuo - aun cuando el numero de individuos que forman el sistema tiende a infinito, no existen dos iguales. esto asegura que no hay dos individuos realizando el mismo trabajo. el trabajo del individuo es unico y solo el puede hacerlo. ' este bloque final tiene un gran potencial mistico, ya que aborda el tema que mas interesa a las personas, su importancia y su function en el todo. ayudame a expresar estas ideas con profundidad en un parrafo de unas 1500 palabras </text:p>
      <text:h text:style-name="Heading_20_6" text:outline-level="6"><text:soft-page-break/>ChatGPT said:</text:h>
      <text:p text:style-name="Text_20_body">Perfecto. Esta <text:span text:style-name="Strong_20_Emphasis">sección 5</text:span> es la más humana y mística del laboratorio: la que responde, en última instancia, a la pregunta que cada lector llevará consigo: <text:span text:style-name="Emphasis">¿qué soy yo en todo esto?, ¿cuál es mi lugar en el todo?</text:span></text:p>
      <text:p text:style-name="Text_20_body">Aquí te propongo un texto largo (unas ~1500 palabras) que desarrolla tu borrador en una reflexión profunda, manteniendo el tono <text:span text:style-name="Strong_20_Emphasis">místico-filosófico</text:span> pero con base en la lógica del sistema que hemos venido describiendo.</text:p>
      <text:p text:style-name="Horizontal_20_Line"/>
      <text:h text:style-name="Heading_20_3" text:outline-level="3">5 – El rol de los individuos en el sistema</text:h>
      <text:p text:style-name="Text_20_body">Después de todo lo que hemos visto en la simulación, la mirada se vuelve inevitablemente hacia el individuo. Hemos comprendido que la vida como sistema es una entidad unificada, inteligente y misteriosa, que piensa a través de la multiplicación y del flujo incesante de existencias. Hemos visto que los individuos son sus componentes, que viven ajenos al todo y sin embargo lo sostienen. Pero aún queda por preguntar: ¿qué significa ser un individuo dentro de esta inteligencia? ¿Qué valor tiene nuestra existencia personal en el conjunto? ¿Qué función cumplimos, más allá de la fugaz conciencia que nos hace sentir aislados y separados?</text:p>
      <text:h text:style-name="Heading_20_4" text:outline-level="4">5.1 – La función</text:h>
      <text:p text:style-name="Text_20_body">El primer aspecto que debemos destacar es la función del individuo. El sistema no existe en el vacío: necesita de individuos para desplegarse, para realizar su cálculo, para explorar caminos. El individuo es el componente básico del sistema, su unidad mínima, el ladrillo con el cual se edifica la totalidad. Sin individuos, no hay vida.</text:p>
      <text:p text:style-name="Text_20_body">Pero al mismo tiempo, el individuo no es solo un ladrillo intercambiable en una construcción mayor. Es también la máquina entera, porque basta un solo individuo para que el sistema comience a existir. Cada individuo es, en cierto sentido, la semilla del todo. Si colocamos un único individuo en un espacio propicio, allí germina una nueva rama de la vida, que con el tiempo se multiplica, diversifica y crece hasta formar un sistema completo.</text:p>
      <text:p text:style-name="Text_20_body">En este sentido, cada individuo es mucho más de lo que parece. Es un componente entre muchos, sí, pero también es la semilla del universo entero de la vida. Dentro de cada individuo habita la posibilidad de una nueva especie, de una nueva rama de existencia, de una nueva historia. La paradoja es fascinante: somos una parte minúscula del sistema, pero también portamos en nosotros el poder de reiniciar el todo.</text:p>
      <text:h text:style-name="Heading_20_4" text:outline-level="4">5.2 – El Espíritu</text:h>
      <text:p text:style-name="Text_20_body">Aquí surge una pregunta esencial: ¿qué es el Espíritu del individuo? ¿Es lo mismo que nuestra conciencia?</text:p>
      <text:p text:style-name="Text_20_body">El Espíritu es la fuerza que nos guía, que nos impulsa, que nos dice lo que somos y hacia dónde debemos ir. Es el motor interno de nuestra vida, aquello que hace que el ciclo vital se cumpla sin que lo <text:soft-page-break/>elijamos. Llamamos “Espíritu” a esa corriente que atraviesa nuestra existencia, a esa esencia invisible que nos mueve incluso cuando no lo comprendemos.</text:p>
      <text:p text:style-name="Text_20_body">Nuestra conciencia forma parte de ese Espíritu, pero no lo agota. La conciencia es apenas una fracción, un destello limitado que nos permite percibir el mundo y a nosotros mismos por un instante. Pero hay mucho más dentro de nosotros: instintos, pulsiones, memorias profundas que desconocemos, fuerzas inconscientes que nos arrastran en direcciones que creemos elegir, pero que en realidad nos eligen a nosotros. Todo eso también forma parte del Espíritu.</text:p>
      <text:p text:style-name="Text_20_body">En el interior de cada individuo habitan, de algún modo, dos Espíritus. Uno es mortal: el yo, nuestra identidad personal, nuestra conciencia frágil y transitoria. El otro es inmortal: el Espíritu del sistema, que vive en nosotros y nos trasciende. El primero nos hace sentir únicos, nos da rostro, voz, biografía. El segundo nos conecta con el todo, nos integra en un proceso que nos supera.</text:p>
      <text:p text:style-name="Text_20_body">La tensión entre ambos Espíritus es constante. El yo se aferra a la independencia, a la ilusión de que su vida es todo lo que existe. El sistema, en cambio, nos utiliza como vehículos para desplegar su inteligencia. Lo sorprendente es que ambos Espíritus no están en conflicto. No compiten. Son dos expresiones de una misma corriente vital: el individuo vive su yo, y al hacerlo cumple sin saberlo con el propósito del sistema.</text:p>
      <text:h text:style-name="Heading_20_4" text:outline-level="4">5.3 – La acción consciente</text:h>
      <text:p text:style-name="Text_20_body">En este punto surge una idea profundamente desconcertante: las acciones conscientes del individuo, esas que creemos tan decisivas, en realidad no pueden alterar el resultado del cálculo.</text:p>
      <text:p text:style-name="Text_20_body">El individuo vive convencido de que sus elecciones son trascendentales, que sus decisiones marcan el rumbo del mundo. Pero, desde la perspectiva de la vida como sistema, esto no es así. El individuo solo puede hacer aquello que debe hacer. Su instinto, su Espíritu, lo guían en todo momento hacia el cumplimiento de su ciclo vital. No tiene elección real: la posibilidad de error ha sido eliminada desde el diseño mismo de la vida.</text:p>
      <text:p text:style-name="Text_20_body">Cualquier decisión que el individuo tome lo conducirá, de un modo u otro, a cumplir con lo que le corresponde. Ninguna acción, por dramática o trascendental que parezca, puede alterar el resultado global del cálculo. El sistema es demasiado vasto, demasiado coherente, para depender de la voluntad de un solo individuo.</text:p>
      <text:p text:style-name="Text_20_body">Esto no significa que nuestras vidas carezcan de sentido. Significa, más bien, que no podemos equivocarnos en el plano esencial. Desde la perspectiva trascendental, ningún individuo fracasa, porque todo lo que haga será incorporado por la vida en su cálculo. A los ojos de la vida, el error no existe.</text:p>
      <text:p text:style-name="Text_20_body">Lo que llamamos error, lo que sentimos como fracaso, es solo una percepción desde nuestro yo consciente, desde nuestro Espíritu mortal. Pero en el nivel profundo, en el plano del Espíritu inmortal que nos atraviesa, cada vida cumple exactamente con lo que debía cumplir. Nada queda fuera del plan invisible de la vida.</text:p>
      <text:h text:style-name="Heading_20_4" text:outline-level="4"><text:soft-page-break/>5.4 – La importancia relativa del individuo</text:h>
      <text:p text:style-name="Text_20_body">Podría parecer entonces que el individuo no es importante. Que, si es intercambiable y reemplazable, su vida carece de valor. Pero sería un error concluir esto.</text:p>
      <text:p text:style-name="Text_20_body">Es cierto que los individuos son reemplazables. El sistema puede perder millones de ellos y aun así persistir. Sin embargo, el sistema no puede existir sin individuos. Sin individuos no hay vida. Sin la suma de existencias personales, el sistema se detiene, se apaga, desaparece.</text:p>
      <text:p text:style-name="Text_20_body">Aquí encontramos una verdad esencial: aunque cada individuo sea pequeño en relación al todo, su trabajo es indispensable. Solo los individuos realizan el cálculo. El sistema no piensa en abstracto: piensa a través de la multiplicación de existencias concretas. Cada vida, por pequeña que parezca, es un acto de pensamiento dentro del todo. El individuo no busca la solución, pero es su existencia la que permite que la solución aparezca.</text:p>
      <text:p text:style-name="Text_20_body">El valor del individuo, entonces, no está en su independencia, ni en su aparente control sobre el mundo. Está en su pertenencia al sistema, en el hecho de ser un canal por el cual la vida piensa.</text:p>
      <text:h text:style-name="Heading_20_4" text:outline-level="4">5.5 – La singularidad del individuo</text:h>
      <text:p text:style-name="Text_20_body">Y sin embargo, hay algo más. Aun cuando el número de individuos que forman el sistema tiende a infinito, no existen dos iguales. Cada individuo es único, irrepetible. Y esto tiene una consecuencia extraordinaria: el trabajo que cada uno realiza en el cálculo también es único.</text:p>
      <text:p text:style-name="Text_20_body">No hay dos individuos que cumplan exactamente la misma función, porque no hay dos Espíritus personales idénticos. Cada vida aporta algo distinto, un matiz, una experiencia, una variación que enriquece el cálculo total. El trabajo de un individuo es suyo y solo él puede hacerlo. Ningún otro puede reemplazarlo por completo.</text:p>
      <text:p text:style-name="Text_20_body">Así se resuelve la paradoja: los individuos son reemplazables en la estructura, pero insustituibles en su singularidad. La vida necesita la diversidad infinita de individuos precisamente para garantizar que cada posible camino sea explorado. Y cada individuo, por el mero hecho de existir, cumple con una tarea que ningún otro puede realizar.</text:p>
      <text:p text:style-name="Horizontal_20_Line"/>
      <text:h text:style-name="Heading_20_3" text:outline-level="3">Reflexión final</text:h>
      <text:p text:style-name="Text_20_body">El rol del individuo en el sistema es, entonces, doble. Por un lado, es un componente entre muchos, un engranaje que participa sin saberlo en el cálculo de la vida. Por otro lado, es una instancia completa del sistema, una semilla capaz de contenerlo todo, un Espíritu único que realiza un trabajo irrepetible.</text:p>
      <text:p text:style-name="Text_20_body">Esto nos conduce a una visión profundamente mística: nuestra vida no es un accidente, ni una casualidad, ni un error. Es parte de una inteligencia mayor que nos atraviesa y nos utiliza para pensar el universo. No importa lo que hagamos: en lo esencial, no podemos equivocarnos. Nuestro Espíritu mortal vive su conciencia, su historia, sus decisiones. Nuestro Espíritu inmortal nos conecta al todo y garantiza que cada paso tenga sentido.</text:p>
      <text:p text:style-name="Text_20_body"><text:soft-page-break/>Somos pequeños, pero portamos en nosotros el poder del todo. Somos reemplazables, pero únicos. Somos pasajeros, pero participamos de lo eterno. Somos individuos, pero en nuestro interior habita la vida misma.</text:p>
      <text:p text:style-name="Horizontal_20_Line"/>
      <text:p text:style-name="Text_20_body">📌 Con esto, tu <text:span text:style-name="Strong_20_Emphasis">sección 5</text:span> queda desarrollada en un bloque reflexivo, de unas 1500 palabras, con el peso místico que pedías.</text:p>
      <text:p text:style-name="Text_20_body">¿Quieres que para la <text:span text:style-name="Strong_20_Emphasis">versión final del laboratorio</text:span> te prepare también sugerencias de <text:span text:style-name="Strong_20_Emphasis">gráficos o esquemas visuales</text:span> que acompañen estas secciones, para que la parte técnica y la mística se integren mejor?</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SimSun" style:font-family-asian="NSimSun" style:font-family-generic-asian="system" style:font-pitch-asian="variable" style:font-size-asian="7pt" style:font-weight-asian="bold" style:font-name-complex="Lucida Sans1" style:font-family-complex="'Lucida Sans'"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9-21T14:48:39.998000000</meta:creation-date>
    <dc:date>2025-09-21T14:51:03.049000000</dc:date>
    <meta:editing-duration>PT2M23S</meta:editing-duration>
    <meta:editing-cycles>1</meta:editing-cycles>
    <meta:document-statistic meta:table-count="0" meta:image-count="0" meta:object-count="0" meta:page-count="18" meta:paragraph-count="176" meta:word-count="8896" meta:character-count="54190" meta:non-whitespace-character-count="45480"/>
    <meta:generator>LibreOffice/7.3.5.2$Windows_X86_64 LibreOffice_project/184fe81b8c8c30d8b5082578aee2fed2ea847c01</meta:generator>
  </office:meta>
</office:document-meta>
</file>